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feb86" officeooo:paragraph-rsid="001feb86"/>
    </style:style>
    <style:style style:name="P2" style:family="paragraph" style:parent-style-name="Standard">
      <style:text-properties officeooo:paragraph-rsid="0025f88a"/>
    </style:style>
    <style:style style:name="P3" style:family="paragraph" style:parent-style-name="Standard">
      <style:text-properties fo:font-weight="normal" officeooo:rsid="001feb86" style:font-weight-asian="normal" style:font-weight-complex="normal"/>
    </style:style>
    <style:style style:name="P4" style:family="paragraph" style:parent-style-name="Standard">
      <style:text-properties fo:font-weight="normal" officeooo:rsid="001feb86" officeooo:paragraph-rsid="00a313d6" style:font-weight-asian="normal" style:font-weight-complex="normal"/>
    </style:style>
    <style:style style:name="P5" style:family="paragraph" style:parent-style-name="Subtitle">
      <style:text-properties officeooo:rsid="001feb86" officeooo:paragraph-rsid="001feb86"/>
    </style:style>
    <style:style style:name="P6" style:family="paragraph" style:parent-style-name="Text_20_body">
      <style:text-properties officeooo:rsid="001feb86" officeooo:paragraph-rsid="001feb86"/>
    </style:style>
    <style:style style:name="P7" style:family="paragraph" style:parent-style-name="Text_20_body">
      <style:text-properties fo:font-weight="bold" officeooo:rsid="001feb86" officeooo:paragraph-rsid="001feb86" style:font-weight-asian="bold" style:font-weight-complex="bold"/>
    </style:style>
    <style:style style:name="P8" style:family="paragraph" style:parent-style-name="Text_20_body">
      <style:text-properties fo:font-weight="bold" officeooo:rsid="001feb86" officeooo:paragraph-rsid="0025f88a" style:font-weight-asian="bold" style:font-weight-complex="bold"/>
    </style:style>
    <style:style style:name="P9" style:family="paragraph" style:parent-style-name="Text_20_body">
      <style:text-properties officeooo:paragraph-rsid="00276cca"/>
    </style:style>
    <style:style style:name="P10" style:family="paragraph" style:parent-style-name="Text_20_body">
      <style:text-properties fo:font-weight="normal" officeooo:paragraph-rsid="00427f84" style:font-weight-asian="normal" style:font-weight-complex="normal"/>
    </style:style>
    <style:style style:name="P11" style:family="paragraph" style:parent-style-name="Text_20_body">
      <style:text-properties officeooo:rsid="006b168b" officeooo:paragraph-rsid="006b168b"/>
    </style:style>
    <style:style style:name="P12" style:family="paragraph" style:parent-style-name="Text_20_body">
      <style:text-properties officeooo:rsid="0072684b" officeooo:paragraph-rsid="0072684b"/>
    </style:style>
    <style:style style:name="P13" style:family="paragraph" style:parent-style-name="Text_20_body">
      <style:text-properties officeooo:paragraph-rsid="00427f84"/>
    </style:style>
    <style:style style:name="P14" style:family="paragraph" style:parent-style-name="Text_20_body">
      <style:text-properties officeooo:paragraph-rsid="00b4132b"/>
    </style:style>
    <style:style style:name="P15" style:family="paragraph" style:parent-style-name="Title">
      <style:text-properties officeooo:rsid="001feb86" officeooo:paragraph-rsid="001feb86"/>
    </style:style>
    <style:style style:name="P16" style:family="paragraph" style:parent-style-name="Text_20_body" style:list-style-name="L1">
      <style:text-properties officeooo:rsid="006b168b" officeooo:paragraph-rsid="006b168b"/>
    </style:style>
    <style:style style:name="P17" style:family="paragraph" style:parent-style-name="Text_20_body" style:list-style-name="L2"/>
    <style:style style:name="P18" style:family="paragraph" style:parent-style-name="Text_20_body" style:list-style-name="L2">
      <style:text-properties officeooo:rsid="0099d2b8" officeooo:paragraph-rsid="0099d2b8"/>
    </style:style>
    <style:style style:name="P19" style:family="paragraph" style:parent-style-name="Text_20_body" style:list-style-name="L2">
      <style:text-properties officeooo:rsid="009d47f9" officeooo:paragraph-rsid="009d47f9"/>
    </style:style>
    <style:style style:name="P20" style:family="paragraph" style:parent-style-name="Text_20_body" style:list-style-name="L3"/>
    <style:style style:name="P21" style:family="paragraph" style:parent-style-name="Text_20_body" style:list-style-name="L3">
      <style:text-properties officeooo:paragraph-rsid="00f52b1c"/>
    </style:style>
    <style:style style:name="P22" style:family="paragraph" style:parent-style-name="Text_20_body" style:list-style-name="L3">
      <style:text-properties officeooo:rsid="009d83d2" officeooo:paragraph-rsid="009d83d2"/>
    </style:style>
    <style:style style:name="P23" style:family="paragraph" style:parent-style-name="Text_20_body" style:list-style-name="L3">
      <style:text-properties officeooo:rsid="009d83d2" officeooo:paragraph-rsid="00f72b1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5950b" style:font-weight-asian="normal" style:font-weight-complex="normal"/>
    </style:style>
    <style:style style:name="T3" style:family="text">
      <style:text-properties fo:font-weight="normal" officeooo:rsid="001feb86" style:font-weight-asian="normal" style:font-weight-complex="normal"/>
    </style:style>
    <style:style style:name="T4" style:family="text">
      <style:text-properties fo:font-weight="normal" officeooo:rsid="00442ff1" style:font-weight-asian="normal" style:font-weight-complex="normal"/>
    </style:style>
    <style:style style:name="T5" style:family="text">
      <style:text-properties fo:font-weight="normal" officeooo:rsid="00485548" style:font-weight-asian="normal" style:font-weight-complex="normal"/>
    </style:style>
    <style:style style:name="T6" style:family="text">
      <style:text-properties fo:font-weight="normal" officeooo:rsid="0094164b" style:font-weight-asian="normal" style:font-weight-complex="normal"/>
    </style:style>
    <style:style style:name="T7" style:family="text">
      <style:text-properties fo:font-weight="normal" officeooo:rsid="00a4ecae" style:font-weight-asian="normal" style:font-weight-complex="normal"/>
    </style:style>
    <style:style style:name="T8" style:family="text">
      <style:text-properties fo:font-weight="normal" officeooo:rsid="00a5e98f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eb86" style:font-weight-asian="bold" style:font-weight-complex="bold"/>
    </style:style>
    <style:style style:name="T11" style:family="text">
      <style:text-properties fo:font-weight="bold" officeooo:rsid="00abdb23" style:font-weight-asian="bold" style:font-weight-complex="bold"/>
    </style:style>
    <style:style style:name="T12" style:family="text">
      <style:text-properties officeooo:rsid="005b406a"/>
    </style:style>
    <style:style style:name="T13" style:family="text">
      <style:text-properties officeooo:rsid="0084f2ce"/>
    </style:style>
    <style:style style:name="T14" style:family="text">
      <style:text-properties officeooo:rsid="0096c3b1"/>
    </style:style>
    <style:style style:name="T15" style:family="text">
      <style:text-properties officeooo:rsid="009921f0"/>
    </style:style>
    <style:style style:name="T16" style:family="text">
      <style:text-properties officeooo:rsid="0099d2b8"/>
    </style:style>
    <style:style style:name="T17" style:family="text">
      <style:text-properties officeooo:rsid="009d47f9"/>
    </style:style>
    <style:style style:name="T18" style:family="text">
      <style:text-properties officeooo:rsid="009d83d2"/>
    </style:style>
    <style:style style:name="T19" style:family="text">
      <style:text-properties officeooo:rsid="00afcc43"/>
    </style:style>
    <style:style style:name="T20" style:family="text">
      <style:text-properties officeooo:rsid="00b5fa1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ATA STRUCTURES LAB</text:p>
      <text:p text:style-name="P1">AMAL NATH M</text:p>
      <text:p text:style-name="P1">R3 11</text:p>
      <text:p text:style-name="P1"/>
      <text:p text:style-name="P5">EXPERIMENT <text:span text:style-name="T19">9</text:span><text:span text:style-name="T12">a</text:span></text:p>
      <text:p text:style-name="P6"/>
      <text:p text:style-name="P13"><text:span text:style-name="T10">AIM </text:span><text:span text:style-name="T3">:- Create a Doubly Linked List from a string taking each character from the string. Check if the given string is palindrome in an efficient method.</text:span></text:p>
      <text:p text:style-name="P10"/>
      <text:p text:style-name="P7">DATA STRUCTURE USED <text:span text:style-name="T1">:-</text:span><text:span text:style-name="T6"> </text:span><text:span text:style-name="T7">DOUBLY </text:span><text:span text:style-name="T4">LINKED LIST</text:span><text:span text:style-name="T2"> is the data structure used.</text:span></text:p>
      <text:p text:style-name="P7"/>
      <text:p text:style-name="P6"><text:span text:style-name="T9">ALGORITHM</text:span><text:span text:style-name="T1"> :- </text:span></text:p>
      <text:p text:style-name="P11">Algorithm Display</text:p>
      <text:p text:style-name="P11">START</text:p>
      <text:list xml:id="list662943091" text:style-name="L1">
        <text:list-item>
          <text:p text:style-name="P16">ptr = HEADER-&gt;<text:span text:style-name="T14">R</text:span>LINK</text:p>
        </text:list-item>
        <text:list-item>
          <text:p text:style-name="P16">While ptr != NULL</text:p>
        </text:list-item>
        <text:list-item>
          <text:p text:style-name="P16"><text:s/><text:tab/><text:span text:style-name="T13">P</text:span>rint ptr-&gt;DATA</text:p>
        </text:list-item>
        <text:list-item>
          <text:p text:style-name="P16"><text:s/><text:tab/>ptr = ptr-&gt;<text:span text:style-name="T14">R</text:span>LINK</text:p>
        </text:list-item>
        <text:list-item>
          <text:p text:style-name="P16">EndWhile</text:p>
        </text:list-item>
      </text:list>
      <text:p text:style-name="P11">STOP</text:p>
      <text:p text:style-name="Standard"/>
      <text:p text:style-name="Text_20_body">Algorithm Insert<text:span text:style-name="T15">List</text:span></text:p>
      <text:p text:style-name="Text_20_body">START</text:p>
      <text:list xml:id="list1543202510" text:style-name="L2">
        <text:list-item>
          <text:p text:style-name="P18">ptr = HEADER</text:p>
        </text:list-item>
        <text:list-item>
          <text:p text:style-name="P17"><text:span text:style-name="T16">W</text:span>hile ptr-&gt;RLINK != NULL</text:p>
        </text:list-item>
        <text:list-item>
          <text:p text:style-name="P17"><text:tab/>ptr = ptr-&gt;RLINK</text:p>
        </text:list-item>
        <text:list-item>
          <text:p text:style-name="P19">EndWhile</text:p>
        </text:list-item>
        <text:list-item>
          <text:p text:style-name="P17">ptr-&gt;RLINK = <text:span text:style-name="T16">GetNode(NODE)</text:span></text:p>
        </text:list-item>
        <text:list-item>
          <text:p text:style-name="P17">ptr-&gt;RLINK-&gt;DATA = <text:span text:style-name="T16">str[i]</text:span></text:p>
        </text:list-item>
        <text:list-item>
          <text:p text:style-name="P17">ptr-&gt;RLINK-&gt;RLINK = NULL</text:p>
        </text:list-item>
        <text:list-item>
          <text:p text:style-name="P17">ptr-&gt;RLINK-&gt;LLINK = ptr</text:p>
        </text:list-item>
        <text:list-item>
          <text:p text:style-name="P17"><text:span text:style-name="T16">HEADER-&gt;LLINK = </text:span>ptr-&gt;RLINK</text:p>
        </text:list-item>
      </text:list>
      <text:p text:style-name="P12"><text:soft-page-break/>STOP</text:p>
      <text:p text:style-name="P12"/>
      <text:p text:style-name="P14">Algorithm <text:s/><text:span text:style-name="T20">C</text:span>heckPalindrome</text:p>
      <text:p text:style-name="Text_20_body">START</text:p>
      <text:list xml:id="list2088481585" text:style-name="L3">
        <text:list-item>
          <text:p text:style-name="P20">ptr1 = <text:span text:style-name="T17">HEADER</text:span>-&gt;LLINK;</text:p>
        </text:list-item>
        <text:list-item>
          <text:p text:style-name="P20">ptr = <text:span text:style-name="T17">HEADER</text:span>-&gt;RLINK;</text:p>
        </text:list-item>
        <text:list-item>
          <text:p text:style-name="P20"><text:span text:style-name="T17">W</text:span>hile ptr != ptr1</text:p>
        </text:list-item>
        <text:list-item>
          <text:p text:style-name="P20"><text:tab/><text:span text:style-name="T17">I</text:span>f ptr-&gt;DATA != ptr1-&gt;DATA</text:p>
        </text:list-item>
        <text:list-item>
          <text:p text:style-name="P21"><text:tab/><text:tab/><text:span text:style-name="T17">Print "Not Palindrome"</text:span></text:p>
        </text:list-item>
        <text:list-item>
          <text:p text:style-name="P20"><text:s/><text:tab/><text:tab/><text:span text:style-name="T17">Exit</text:span></text:p>
        </text:list-item>
        <text:list-item>
          <text:p text:style-name="P20"><text:tab/><text:span text:style-name="T18">E</text:span>lse if ptr-&gt;RLINK = ptr1</text:p>
        </text:list-item>
        <text:list-item>
          <text:p text:style-name="P21"><text:tab/><text:tab/><text:span text:style-name="T18">Print "Palindrome"</text:span></text:p>
        </text:list-item>
        <text:list-item>
          <text:p text:style-name="P20"><text:s/><text:tab/><text:tab/><text:span text:style-name="T18">Exit</text:span></text:p>
        </text:list-item>
        <text:list-item>
          <text:p text:style-name="P20"><text:s/><text:tab/><text:span text:style-name="T18">EndIf</text:span></text:p>
        </text:list-item>
        <text:list-item>
          <text:p text:style-name="P20"><text:tab/>ptr = ptr-&gt;RLINK</text:p>
        </text:list-item>
        <text:list-item>
          <text:p text:style-name="P20"><text:tab/>ptr1 = ptr1-&gt;LLINK</text:p>
        </text:list-item>
        <text:list-item>
          <text:p text:style-name="P22">EndWhile</text:p>
        </text:list-item>
        <text:list-item>
          <text:p text:style-name="P23">Print "Palindrome"</text:p>
        </text:list-item>
      </text:list>
      <text:p text:style-name="Text_20_body">STOP</text:p>
      <text:p text:style-name="Text_20_body"/>
      <text:p text:style-name="P8">PROGRAM CODE<text:span text:style-name="T1"> :- </text:span></text:p>
      <text:p text:style-name="P2">#include&lt;stdio.h&gt;</text:p>
      <text:p text:style-name="P2">#include&lt;stdlib.h&gt;</text:p>
      <text:p text:style-name="P2">#include&lt;string.h&gt;</text:p>
      <text:p text:style-name="P2">#include&lt;ctype.h&gt;</text:p>
      <text:p text:style-name="P2"/>
      <text:p text:style-name="P2">struct node</text:p>
      <text:p text:style-name="P2">{</text:p>
      <text:p text:style-name="P2"><text:tab/>char DATA;</text:p>
      <text:p text:style-name="P2"><text:tab/>struct node* LLINK;</text:p>
      <text:p text:style-name="P2"><text:tab/>struct node* RLINK;</text:p>
      <text:p text:style-name="P2">};</text:p>
      <text:p text:style-name="P2"/>
      <text:p text:style-name="P2">void display(struct node* ptr)</text:p>
      <text:p text:style-name="P2">{</text:p>
      <text:p text:style-name="P2"><text:tab/>while(ptr!=NULL)</text:p>
      <text:p text:style-name="P2"><text:tab/>{</text:p>
      <text:p text:style-name="P2"><text:tab/><text:tab/>printf("%c", ptr-&gt;DATA);</text:p>
      <text:p text:style-name="P2"><text:tab/><text:tab/>ptr = ptr-&gt;RLINK;</text:p>
      <text:p text:style-name="P2"><text:soft-page-break/><text:tab/>}</text:p>
      <text:p text:style-name="P2">}</text:p>
      <text:p text:style-name="P2"/>
      <text:p text:style-name="P2">struct node* insertList(struct node* ptr, char X)</text:p>
      <text:p text:style-name="P2">{</text:p>
      <text:p text:style-name="P2"><text:tab/>while(ptr-&gt;RLINK != NULL)</text:p>
      <text:p text:style-name="P2"><text:tab/>{</text:p>
      <text:p text:style-name="P2"><text:tab/><text:tab/>ptr = ptr-&gt;RLINK;</text:p>
      <text:p text:style-name="P2"><text:tab/>}</text:p>
      <text:p text:style-name="P2"><text:tab/></text:p>
      <text:p text:style-name="P2"><text:tab/>ptr-&gt;RLINK = (struct node*) malloc(1*sizeof(struct node));</text:p>
      <text:p text:style-name="P2"><text:tab/></text:p>
      <text:p text:style-name="P2"><text:tab/>ptr-&gt;RLINK-&gt;DATA = X;</text:p>
      <text:p text:style-name="P2"><text:tab/>ptr-&gt;RLINK-&gt;RLINK = NULL;</text:p>
      <text:p text:style-name="P2"><text:tab/>ptr-&gt;RLINK-&gt;LLINK = ptr;</text:p>
      <text:p text:style-name="P2"><text:tab/></text:p>
      <text:p text:style-name="P2"><text:tab/>return ptr-&gt;RLINK;</text:p>
      <text:p text:style-name="P2">}</text:p>
      <text:p text:style-name="P2"/>
      <text:p text:style-name="P2">int checkPalindrome(struct node* ptr)</text:p>
      <text:p text:style-name="P2">{</text:p>
      <text:p text:style-name="P2"><text:tab/>struct node* ptr1 = ptr-&gt;LLINK;</text:p>
      <text:p text:style-name="P2"><text:tab/>ptr = ptr-&gt;RLINK;</text:p>
      <text:p text:style-name="P2"><text:tab/></text:p>
      <text:p text:style-name="P2"><text:tab/>while(ptr != ptr1)</text:p>
      <text:p text:style-name="P2"><text:tab/>{</text:p>
      <text:p text:style-name="P2"><text:tab/><text:tab/>if(tolower(ptr-&gt;DATA) != tolower(ptr1-&gt;DATA))</text:p>
      <text:p text:style-name="P2"><text:tab/><text:tab/><text:tab/>return 0;</text:p>
      <text:p text:style-name="P2"><text:tab/><text:tab/>else if(ptr-&gt;RLINK == ptr1)</text:p>
      <text:p text:style-name="P2"><text:tab/><text:tab/><text:tab/>return 1;</text:p>
      <text:p text:style-name="P2"><text:tab/><text:tab/>ptr = ptr-&gt;RLINK;</text:p>
      <text:p text:style-name="P2"><text:tab/><text:tab/>ptr1 = ptr1-&gt;LLINK;</text:p>
      <text:p text:style-name="P2"><text:tab/>}</text:p>
      <text:p text:style-name="P2"/>
      <text:p text:style-name="P2"><text:tab/>return 1;</text:p>
      <text:p text:style-name="P2">}</text:p>
      <text:p text:style-name="P2"/>
      <text:p text:style-name="P2">void main()</text:p>
      <text:p text:style-name="P2">{</text:p>
      <text:p text:style-name="P2"><text:tab/>struct node* HEADER = (struct node*) malloc(1*sizeof(struct node));</text:p>
      <text:p text:style-name="P2"><text:tab/>HEADER-&gt;RLINK = NULL;</text:p>
      <text:p text:style-name="P2"><text:tab/>HEADER-&gt;LLINK = NULL;</text:p>
      <text:p text:style-name="P2"/>
      <text:p text:style-name="P2"><text:tab/>char str[20];</text:p>
      <text:p text:style-name="P2"/>
      <text:p text:style-name="P2"><text:tab/>printf("Enter a string\n");</text:p>
      <text:p text:style-name="P2"><text:tab/>fgets(str, 20, stdin);</text:p>
      <text:p text:style-name="P2"/>
      <text:p text:style-name="P2"><text:tab/>for(int i=0; i&lt;strlen(str)-1; i++)</text:p>
      <text:p text:style-name="P2"><text:tab/><text:tab/>HEADER-&gt;LLINK = insertList(HEADER, str[i]);<text:tab/></text:p>
      <text:p text:style-name="P2"/>
      <text:p text:style-name="P2"><text:tab/>display(HEADER-&gt;RLINK);</text:p>
      <text:p text:style-name="P2"><text:soft-page-break/><text:tab/></text:p>
      <text:p text:style-name="P2"><text:tab/>if(checkPalindrome(HEADER))</text:p>
      <text:p text:style-name="P2"><text:tab/><text:tab/>printf(" is a Palindrome\n");</text:p>
      <text:p text:style-name="P2"><text:tab/>else</text:p>
      <text:p text:style-name="P2"><text:tab/><text:tab/>printf(" is not a Palindrome\n");</text:p>
      <text:p text:style-name="P2">}</text:p>
      <text:p text:style-name="Standard"/>
      <text:p text:style-name="Text_20_body"/>
      <text:p text:style-name="P9"><text:span text:style-name="T10">SAMPLE OUTPUT</text:span><text:span text:style-name="T11">S</text:span><text:span text:style-name="T10"> </text:span><text:span text:style-name="T3">:-</text:span></text:p>
      <text:p text:style-name="P3">Enter a string</text:p>
      <text:p text:style-name="P3">amma</text:p>
      <text:p text:style-name="P3">amma is a Palindrome</text:p>
      <text:p text:style-name="P3"/>
      <text:p text:style-name="P3">Enter a string</text:p>
      <text:p text:style-name="P3">amal</text:p>
      <text:p text:style-name="P3">amal is not a Palindrome</text:p>
      <text:p text:style-name="P3"/>
      <text:p text:style-name="P4">Enter a string</text:p>
      <text:p text:style-name="P4">malayalam</text:p>
      <text:p text:style-name="P4">malayalam is a Palindrome</text:p>
      <text:p text:style-name="P4"/>
      <text:p text:style-name="P3">Enter a string</text:p>
      <text:p text:style-name="P3">a</text:p>
      <text:p text:style-name="P3">a is a Palindrome</text:p>
      <text:p text:style-name="P3"/>
      <text:p text:style-name="P3">Enter a string</text:p>
      <text:p text:style-name="P3">haa aah</text:p>
      <text:p text:style-name="P3">haa aah is a Palindrome</text:p>
      <text:p text:style-name="P3"/>
      <text:p text:style-name="P3">Enter a string</text:p>
      <text:p text:style-name="P3">ama amal</text:p>
      <text:p text:style-name="P3">ama amal is not a Palindrome</text:p>
      <text:p text:style-name="Standard"/>
      <text:p text:style-name="Standard">Enter a string</text:p>
      <text:p text:style-name="Standard">Malayalam</text:p>
      <text:p text:style-name="Standard">Malayalam is a Palindrome</text:p>
      <text:p text:style-name="Text_20_body"/>
      <text:p text:style-name="Text_20_body"><text:span text:style-name="T10"><text:line-break/>RESULT </text:span><text:span text:style-name="T3">:- </text:span><text:span text:style-name="T5">T</text:span><text:span text:style-name="T8">he given string was checked for palindromity using Doubly Linked Lis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00:04:10.497877074</meta:creation-date>
    <dc:date>2020-11-17T21:00:13.455121186</dc:date>
    <meta:editing-duration>PT2H26M41S</meta:editing-duration>
    <meta:editing-cycles>88</meta:editing-cycles>
    <meta:generator>LibreOffice/6.4.6.2$Linux_X86_64 LibreOffice_project/40$Build-2</meta:generator>
    <meta:document-statistic meta:table-count="0" meta:image-count="0" meta:object-count="0" meta:page-count="4" meta:paragraph-count="134" meta:word-count="395" meta:character-count="2496" meta:non-whitespace-character-count="2171"/>
  </office:meta>
</office:document-meta>
</file>